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20aa5e" officeooo:paragraph-rsid="0020aa5e"/>
    </style:style>
    <style:style style:name="P2" style:family="paragraph" style:parent-style-name="Standard">
      <style:text-properties fo:language="es" fo:country="ES" officeooo:rsid="0020d00e" officeooo:paragraph-rsid="0020d00e"/>
    </style:style>
    <style:style style:name="P3" style:family="paragraph" style:parent-style-name="Text_20_body">
      <style:paragraph-properties fo:text-align="justify" style:justify-single-word="false"/>
      <style:text-properties fo:language="es" fo:country="ES" officeooo:rsid="001caae7" officeooo:paragraph-rsid="001caae7"/>
    </style:style>
    <style:style style:name="P4" style:family="paragraph" style:parent-style-name="Text_20_body">
      <style:paragraph-properties fo:text-align="justify" style:justify-single-word="false"/>
      <style:text-properties fo:language="es" fo:country="ES" officeooo:rsid="001dd9e4" officeooo:paragraph-rsid="001dd9e4"/>
    </style:style>
    <style:style style:name="P5" style:family="paragraph" style:parent-style-name="Text_20_body">
      <style:paragraph-properties fo:text-align="justify" style:justify-single-word="false"/>
      <style:text-properties fo:language="es" fo:country="ES"/>
    </style:style>
    <style:style style:name="P6" style:family="paragraph" style:parent-style-name="Text_20_body">
      <style:paragraph-properties fo:text-align="justify" style:justify-single-word="false"/>
      <style:text-properties fo:language="es" fo:country="ES" officeooo:paragraph-rsid="001caae7"/>
    </style:style>
    <style:style style:name="P7" style:family="paragraph" style:parent-style-name="Text_20_body">
      <style:paragraph-properties fo:text-align="justify" style:justify-single-word="false"/>
      <style:text-properties fo:language="es" fo:country="ES" officeooo:paragraph-rsid="001eef1c"/>
    </style:style>
    <style:style style:name="P8" style:family="paragraph" style:parent-style-name="Text_20_body">
      <style:paragraph-properties fo:text-align="justify" style:justify-single-word="false"/>
      <style:text-properties fo:language="es" fo:country="ES" officeooo:paragraph-rsid="0020aa5e"/>
    </style:style>
    <style:style style:name="P9" style:family="paragraph" style:parent-style-name="Text_20_body">
      <style:paragraph-properties fo:text-align="justify" style:justify-single-word="false"/>
      <style:text-properties fo:language="es" fo:country="ES" officeooo:rsid="0020aa5e" officeooo:paragraph-rsid="0020aa5e"/>
    </style:style>
    <style:style style:name="T1" style:family="text">
      <style:text-properties officeooo:rsid="001caae7"/>
    </style:style>
    <style:style style:name="T2" style:family="text">
      <style:text-properties officeooo:rsid="001dd9e4"/>
    </style:style>
    <style:style style:name="T3" style:family="text">
      <style:text-properties officeooo:rsid="001eef1c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20aa5e"/>
    </style:style>
    <style:style style:name="T6" style:family="text">
      <style:text-properties officeooo:rsid="0020a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é es entonces una base de datos – DB?</text:p>
      <text:p text:style-name="P3">Una base de datos es una colección organizada de información o datos, almacenados de manera electrónica en un sistema computacional. Una base de datos es usualmente controlada por un DBMS (Database <text:span text:style-name="T2">M</text:span>anagement <text:span text:style-name="T2">S</text:span>ystem). Juntos, la base de datos, el DBSM, y las aplicaciones asociadas, se les conoce como sistema de base de datos, o simplemente base de datos. <text:s/></text:p>
      <text:p text:style-name="P6"><text:span text:style-name="T1">En la actualidad, los datos almacenados en las bases de datos se modelan típicamente en renglones y columnas en una serie de tablas para hacer más eficiente el procesamiento de los datos, ya que de esta manera, es mas fácil el acceso, manejo, modificación, actualización, control y organización de los datos. [1]</text:span></text:p>
      <text:p text:style-name="P5">¿En qué casos es conveniente usar bases de datos?</text:p>
      <text:p text:style-name="P4">En general, en conveniente implementar una base de datos en organizaciones o empresas donde se manejan un gran volumen de datos en archivos interrelacionados, cuya consulta es requerida por usuarios o aplicaciones. </text:p>
      <text:p text:style-name="P5">¿Qué es un sistema de gestión de base de datos – DBMS?</text:p>
      <text:p text:style-name="P7"><text:span text:style-name="T3">Un DBSM (Database Management System) funciona como una interfaz entre la base de datos y los usuarios o aplicaciones, permitiendo consultar, actualizar, y gestionar como se organizan y optimizan los datos almacenados. Un DBSM también facilita la administración y control de las bases de datos, habilitando una variedad de operaciones administrativas como monitoreo de rendimiento, afinación, respaldo y recuperación. [1]</text:span></text:p>
      <text:p text:style-name="P5">Enlista y explica las funciones/responsabilidades que tienen los DBMS.</text:p>
      <text:p text:style-name="P9">Simplicar y facilitar el acceso a los datos.</text:p>
      <text:p text:style-name="P9">Contar con estructuras de datos eficientes para brindar un tiempo de respuesta optimo de acuerdo a los atributos de calidad establecidos de la empresa.</text:p>
      <text:p text:style-name="P9">Traducción de sentencias DML a comandos de sistema para la gestión de datos. </text:p>
      <text:p text:style-name="P8"><text:span text:style-name="T6">Monitoreo de datos de acuerdo a las reglas de negocio de la organización, para restringir y notificar anomalías en los datos almacenados. <text:s/></text:span></text:p>
      <text:p text:style-name="P9">Enforzar los requisitos de seguridad para regular los permisos de acceso que tienen los diversos usuarios del sistema. </text:p>
      <text:p text:style-name="P9">Restauración de datos ante fallas del sistema.</text:p>
      <text:p text:style-name="P9">Controlar la interacción entre los usuarios concurrentes.</text:p>
      <text:p text:style-name="P5">Ejemplifica y justifica en que proyecto de los que has realizado hubiera sido conveniente utilizar una base de datos.</text:p>
      <text:p text:style-name="P1">Hasta ahora, no he realizado ningún proyecto en el que hubiera sido conveniente utilizar una base de datos, ya que no he manejado grandes volúmenes de datos. </text:p>
      <text:p text:style-name="P1"/>
      <text:p text:style-name="P2">[1] https://www.oracle.com/database/what-is-database.htm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20:32:23.211556346</meta:creation-date>
    <dc:date>2020-02-18T21:47:48.713520463</dc:date>
    <meta:editing-duration>PT21M41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1" meta:paragraph-count="18" meta:word-count="386" meta:character-count="2482" meta:non-whitespace-character-count="2104"/>
  </office:meta>
</office:document-meta>
</file>